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2" style:family="graphic" style:parent-style-name="standard">
      <style:graphic-properties draw:stroke="dash" draw:stroke-dash="Fine_20_Dashed_20__28_var_29_" svg:stroke-width="0cm" draw:fill="none" draw:textarea-horizontal-align="justify" draw:textarea-vertical-align="middle" draw:auto-grow-height="false" fo:padding-top="0.087cm" fo:padding-bottom="0.087cm" fo:padding-left="0.212cm" fo:padding-right="0.212cm" draw:shadow="hidden"/>
    </style:style>
    <style:style style:name="gr3" style:family="graphic" style:parent-style-name="standard">
      <style:graphic-properties draw:stroke="dash" draw:stroke-dash="Ultrafine_20_Dotted_20__28_var_29_" svg:stroke-width="0cm" draw:fill="none" draw:textarea-horizontal-align="justify" draw:textarea-vertical-align="middle" draw:auto-grow-height="false" fo:padding-top="0.087cm" fo:padding-bottom="0.087cm" fo:padding-left="0.212cm" fo:padding-right="0.212cm" draw:shadow="hidden"/>
    </style:style>
    <style:style style:name="gr4" style:family="graphic" style:parent-style-name="standard">
      <style:graphic-properties svg:stroke-width="0cm" draw:fill="none" draw:textarea-horizontal-align="justify" draw:textarea-vertical-align="middle" draw:auto-grow-height="false" fo:padding-top="0.087cm" fo:padding-bottom="0.087cm" fo:padding-left="0.212cm" fo:padding-right="0.212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 fo:padding-top="0.087cm" fo:padding-bottom="0.087cm" fo:padding-left="0.212cm" fo:padding-right="0.2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663cm" svg:y1="0.322cm" svg:x2="2.663cm" svg:y2="3.126cm">
          <text:p/>
        </draw:line>
        <draw:line draw:style-name="gr1" draw:text-style-name="P1" draw:layer="layout" svg:x1="2.663cm" svg:y1="3.12cm" svg:x2="6.553cm" svg:y2="3.126cm">
          <text:p/>
        </draw:line>
        <draw:path draw:style-name="gr2" draw:text-style-name="P1" draw:layer="layout" svg:width="3.432cm" svg:height="0.233cm" draw:transform="rotate (-0.0872664626008864) translate (2.66601059206095cm 1.00815872297831cm)" svg:viewBox="0 0 3433 234" svg:d="m0 1590c1017-42 2168-138 3433 188">
          <text:p/>
        </draw:path>
        <draw:path draw:style-name="gr3" draw:text-style-name="P1" draw:layer="layout" svg:width="3.532cm" svg:height="0.221cm" draw:transform="rotate (-0.349065850399987) translate (2.71256439628777cm 0.315075462970969cm)" svg:viewBox="0 0 3533 222" svg:d="m0-1116c326-53 1738-343 3533 74">
          <text:p/>
        </draw:path>
        <draw:path draw:style-name="gr4" draw:text-style-name="P1" draw:layer="layout" svg:width="2.091cm" svg:height="1.27cm" draw:transform="rotate (2.9670597283898) translate (6.106cm 1.907cm)" svg:viewBox="0 0 2092 1271" svg:d="m0-1635c515 132 1016 437 1610 867 289 219 407 334 482 404">
          <text:p/>
        </draw:path>
        <draw:frame draw:style-name="gr5" draw:text-style-name="P2" draw:layer="layout" svg:width="1.62cm" svg:height="0.726cm" draw:transform="rotate (-0.872664625998186) translate (4.75cm -0.213cm)">
          <draw:text-box>
            <text:p><text:span text:style-name="T1">سلسلہ وار</text:span></text:p>
          </draw:text-box>
        </draw:frame>
        <draw:frame draw:style-name="gr5" draw:text-style-name="P2" draw:layer="layout" svg:width="1.899cm" svg:height="1.277cm" svg:x="3.008cm" svg:y="0.932cm">
          <draw:text-box>
            <text:p><text:span text:style-name="T1">متوازی یا</text:span><text:span text:style-name="T1"> </text:span></text:p>
            <text:p><text:span text:style-name="T1">بیرونی ہیجان</text:span></text:p>
          </draw:text-box>
        </draw:frame>
        <draw:frame draw:style-name="gr5" draw:text-style-name="P2" draw:layer="layout" svg:width="1.125cm" svg:height="0.726cm" draw:transform="rotate (-0.296705972840166) translate (3.27cm -0.073cm)">
          <draw:text-box>
            <text:p><text:span text:style-name="T1">مرکب</text:span></text:p>
          </draw:text-box>
        </draw:frame>
        <draw:line draw:style-name="gr1" draw:text-style-name="P1" draw:layer="layout" svg:x1="5.192cm" svg:y1="3.065cm" svg:x2="5.192cm" svg:y2="3.156cm">
          <text:p/>
        </draw:line>
        <draw:frame draw:style-name="gr6" draw:text-style-name="P3" draw:layer="layout" svg:width="1.59cm" svg:height="0.725cm" svg:x="4.532cm" svg:y="3.076cm">
          <draw:text-box>
            <text:p><text:span text:style-name="T2">100%</text:span></text:p>
          </draw:text-box>
        </draw:frame>
        <draw:line draw:style-name="gr1" draw:text-style-name="P1" draw:layer="layout" svg:x1="2.754cm" svg:y1="1.277cm" svg:x2="2.571cm" svg:y2="1.277cm">
          <text:p/>
        </draw:line>
        <draw:frame draw:style-name="gr6" draw:text-style-name="P3" draw:layer="layout" svg:width="1.59cm" svg:height="0.725cm" svg:x="1.123cm" svg:y="0.776cm">
          <draw:text-box>
            <text:p><text:span text:style-name="T2">100%</text:span></text:p>
          </draw:text-box>
        </draw:frame>
        <draw:frame draw:style-name="gr6" draw:text-style-name="P2" draw:layer="layout" svg:width="1.323cm" svg:height="0.802cm" svg:x="3.251cm" svg:y="2.944cm">
          <draw:text-box>
            <text:p><text:span text:style-name="T1">برقی بار</text:span></text:p>
          </draw:text-box>
        </draw:frame>
        <draw:frame draw:style-name="gr6" draw:text-style-name="P2" draw:layer="layout" svg:width="2.204cm" svg:height="0.802cm" draw:transform="rotate (1.5707963267946) translate (1.819cm 3.4cm)">
          <draw:text-box>
            <text:p><text:span text:style-name="T1">محرک برقی دباؤ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dc:date>2011-08-03T10:21:43</dc:date>
    <dc:creator>khalid khan</dc:creator>
    <meta:editing-duration>PT00H14M59S</meta:editing-duration>
    <meta:editing-cycles>1</meta:editing-cycles>
    <meta:document-statistic meta:object-count="14"/>
  </office:meta>
</office:document-meta>
</file>